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InputSource.setFollowHTTPRedirects( boolean followRedir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putSource.HTTPInputSource( String publicId , String systemId , String baseSystemId , InputStream byte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putSource.getFollowHTTPRedir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putSource.getHTTPReques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putSource.HTTPInputSource( String publicId , String systemId , String baseSystemId , Reader char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putSource.HTTPInputSource( XMLResourceIdentifier resource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putSource.getHTTPReques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putSource.HTTPInputSource( String publicId , String systemId , String base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putSource.setHTTPRequestProperty( String 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